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5" calcext:value-type="float">
            <text:p>2005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izona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lanta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ltimore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ffalo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rolina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icag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ncinnati</text:p>
          </table:table-cell>
          <table:table-cell office:value-type="float" office:value="5.5" calcext:value-type="float">
            <text:p>5.5</text:p>
          </table:table-cell>
          <table:table-cell office:value-type="float" office:value="4.8" calcext:value-type="float">
            <text:p>4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eveland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ver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troit</text:p>
          </table:table-cell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en Bay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uston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napolis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cksonville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nsas City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nnesota</text:p>
          </table:table-cell>
          <table:table-cell office:value-type="float" office:value="4.8" calcext:value-type="float">
            <text:p>4.8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w England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Orleans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Y Giants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Y Jets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akland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iladelphia</text:p>
          </table:table-cell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ttsburgh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6.5" calcext:value-type="float">
            <text:p>6.5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Francisco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4.1" calcext:value-type="float">
            <text:p>4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attle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 Louis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mpa Bay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nnessee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shington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